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4862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ocumentação dos critérios da ficha de avaliação dos portais de transparência</text:span></text:p>
      <text:p text:style-name="P1"><text:span text:style-name="T2"><text:s/></text:span></text:p>
      <text:p text:style-name="P4"><text:span text:style-name="T2">Este documento enumera e explica os critérios usados na ficha de avaliação dos portais de transparência.</text:span></text:p>
      <text:p text:style-name="P1"><text:span text:style-name="T2"><text:s/></text:span></text:p>
      <text:p text:style-name="P5"><text:span text:style-name="T1">1. Disponível para download</text:span></text:p>
      <text:p text:style-name="P1"><text:span text:style-name="T2"><text:tab/>Os dados são disponíveis para download? Muitos portais apresentam os dados em tabelas HTML, tornando dificultosa a extração deles do site.</text:span></text:p>
      <text:p text:style-name="P2"/>
      <text:p text:style-name="P5"><text:span text:style-name="T1">2. Formato de licença aberta</text:span></text:p>
      <text:p text:style-name="P1"><text:span text:style-name="T2"><text:tab/>O arquivo requer uma licença de uso para ser lido? Formatos como JPG, PDF, HTML e TXT satisfazem a condição de licença aberta.</text:span></text:p>
      <text:p text:style-name="P2"/>
      <text:p text:style-name="P5"><text:span text:style-name="T1">3. Dados estruturados</text:span></text:p>
      <text:p text:style-name="P1"><text:span text:style-name="T2"><text:tab/>Os dados estão estruturados numa planilha?</text:span></text:p>
      <text:p text:style-name="P2"/>
      <text:p text:style-name="P5"><text:span text:style-name="T1">4. Software não proprietário</text:span></text:p>
      <text:p text:style-name="P1"><text:span text:style-name="T2"><text:tab/>Os dados estão estruturados numa planilha de formato não proprietário, como CSV ou ODS? Lembrando que XLS e suas variantes são de software proprietário.</text:span></text:p>
      <text:p text:style-name="P2"/>
      <text:p text:style-name="P5"><text:span text:style-name="T1">5. Diversos formatos de arquivo</text:span></text:p>
      <text:p text:style-name="P1"><text:span text:style-name="T2"><text:tab/>Os dados são disponíveis para download em dois formatos ou mais?</text:span></text:p>
      <text:p text:style-name="P2"/>
      <text:p text:style-name="P5"><text:span text:style-name="T1">6. Metadata detalhada</text:span></text:p>
      <text:p text:style-name="P1"><text:span text:style-name="T2"><text:tab/>Foram escolhidos alguns atributos de metadata para serem analisados, conforme explicado a seguir. Os itens encontrados no portal devem ser selecionados.</text:span></text:p>
      <text:p text:style-name="P2"/>
      <text:list xml:id="list2492306047254762919" text:style-name="WWNum1">
        <text:list-item>
          <text:p text:style-name="P7"><text:span text:style-name="T2">Título: Cada dado disponível possui um título para a sua identificação?</text:span></text:p>
        </text:list-item>
        <text:list-item>
          <text:p text:style-name="P7"><text:span text:style-name="T2">Keywords: Os arquivos são categorizados por keywords?</text:span></text:p>
        </text:list-item>
        <text:list-item>
          <text:p text:style-name="P7"><text:span text:style-name="T2">Data de publicação: Informação sobre quando o dado foi publicado.</text:span></text:p>
        </text:list-item>
        <text:list-item>
          <text:p text:style-name="P7"><text:soft-page-break/><text:span text:style-name="T2">Data de modificação: Informação sobre quando o dado foi modificado.</text:span></text:p>
        </text:list-item>
        <text:list-item>
          <text:p text:style-name="P7"><text:span text:style-name="T2">Versão: Informação de quantas alterações foram feitas no documento desde a publicação da versão original.</text:span></text:p>
        </text:list-item>
        <text:list-item>
          <text:p text:style-name="P7"><text:span text:style-name="T2">Período: informação bem definida sobre o período do documento no portal (não dentro do arquivo). O orçamento é referente a qual mês, semestre ou ano?</text:span></text:p>
        </text:list-item>
        <text:list-item>
          <text:p text:style-name="P7"><text:span text:style-name="T2">Arquivo estruturado: as informações de metadata são disponíveis num arquivo estruturado?</text:span></text:p>
        </text:list-item>
      </text:list>
      <text:p text:style-name="P2"/>
      <text:p text:style-name="P5"><text:span text:style-name="T1">7. Download de dados completos</text:span></text:p>
      <text:p text:style-name="P1"><text:span text:style-name="T2"><text:tab/>Há opção de download de todo o conteúdo do portal com apenas um clique (link único)?</text:span></text:p>
      <text:p text:style-name="P2"/>
      <text:p text:style-name="P5"><text:span text:style-name="T1">8. Atualização de dados periódica</text:span></text:p>
      <text:p text:style-name="P1"><text:span text:style-name="T2"><text:tab/>Os dados são atualizados periodicamente? Há informação do intervalo em que isso ocorre? Se houver, informar a quantidade de dias (considerar 1 mês = 30 dias).</text:span></text:p>
      <text:p text:style-name="P2"/>
      <text:p text:style-name="P5"><text:span text:style-name="T1">9. Justificativa de dados não disponíveis</text:span></text:p>
      <text:p text:style-name="P5"><text:span text:style-name="T2">Caso algum dado não esteja disponível, como o orçamento de um determinado mês, o motivo da falta dele é justificado pelo portal? Se não for encontrado casos de dados não disponíveis, selecionar a opção “Não aplica”.</text:span></text:p>
      <text:p text:style-name="P2"/>
      <text:p text:style-name="P6"/>
      <text:p text:style-name="P6"/>
      <text:p text:style-name="P5"><text:span text:style-name="T1">10. API’s disponíveis</text:span></text:p>
      <text:p text:style-name="P1"><text:span text:style-name="T2"><text:tab/>O portal oferece um API ou mais que abrange os dados orçamentários? A qualidade ou funcionamento deles não será testada para esse critério, apenas a existência.</text:span></text:p>
      <text:p text:style-name="P2"/>
      <text:p text:style-name="P5"><text:span text:style-name="T1">11. Feedback dos usuários</text:span></text:p>
      <text:p text:style-name="P1"><text:span text:style-name="T2"><text:tab/>O portal possuí alguma ferramenta de feedback?</text:span></text:p>
      <text:p text:style-name="P2"/>
      <text:p text:style-name="P5"><text:span text:style-name="T1">12. Feedback acessível aos usuários</text:span><text:span text:style-name="T2"><text:tab/></text:span></text:p>
      <text:p text:style-name="P1"><text:span text:style-name="T2"><text:tab/>É possível visualizar o feedback aberto por outros usuários? Caso o portal não possua uma ferramenta de feedback, selecionar a opção “Não aplica”.</text:span></text:p>
      <text:p text:style-name="P2"/>
      <text:p text:style-name="P5"><text:span text:style-name="T1">13. Descrição do projeto</text:span></text:p>
      <text:p text:style-name="P1"><text:soft-page-break/><text:span text:style-name="T2"><text:tab/>Dentro do documento orçamentário da cidade há um campo (coluna) de descrição do gasto? Esse item é especialmente importante para o site Cuidando do meu Bairro.</text:span></text:p>
      <text:p text:style-name="P2"/>
      <text:p text:style-name="P5"><text:span text:style-name="T1">14. Valores de custo</text:span></text:p>
      <text:p text:style-name="P1"><text:span text:style-name="T2"><text:tab/>Dentro do documento orçamentário da cidade há campos com os valores dos custos? <text:s/>Seguindo o modelo do Cuidando do meu Bairro, deve-se buscar 3 categorias de custo: planejado (valor de gasto estimado para execução do projeto antes da liberação da verba), empenhado (valor do gasto liberado para licitação) e liquidado (valor efetivamente usado após a conclusão da obra ou projeto). Tais categorias podem aparecer com outros nomes, mas o que importa é que essas informações existam.</text:span></text:p>
      <text:p text:style-name="P2"/>
      <text:p text:style-name="P5"><text:span text:style-name="T1">15. Localização</text:span><text:span text:style-name="T2"><text:tab/></text:span></text:p>
      <text:p text:style-name="P1"><text:span text:style-name="T2"><text:tab/>Dentro do documento orçamentário da cidade é informado a localização da obra ou projeto? Essa informação pode ser dada através do endereço (nome da rua, número, cep) ou coordenada geográfica (latitude e longitude). Caso não haja um campo de localização, basta deixar as opções em branco.</text:span></text:p>
      <text:p text:style-name="P2"/>
      <text:p text:style-name="P5"><text:span text:style-name="T1">16. Órgão responsável</text:span></text:p>
      <text:p text:style-name="P1"><text:span text:style-name="T2"><text:tab/>Dentro do documento orçamentário da cidade é informado o órgão responsável por cada projeto? Esse dado é fundamental para a aplicação da ferramenta de envio de perguntas (via lei de acesso a informação) do site Cuidando do meu Bairro, pois ao abrir um pedido é necessário informar qual instituição deve respondê-lo.</text:span></text:p>
      <text:p text:style-name="P1"><text:span text:style-name="T2"><text:tab/></text:span></text:p>
      <text:p text:style-name="P5"><text:span text:style-name="T1">17. Sistema eSic</text:span></text:p>
      <text:p text:style-name="P1"><text:span text:style-name="T2"><text:tab/>Qual sistema eSic (envio de pedidos via lei de acesso a informação) é utilizado pelo portal? Algumas prefeituras utilizam um sistema próprio, como é o caso da cidade de São Paulo. Enquanto outras podem usar o sistema fornecido pelo governo Federal ou até mesmo receber os pedidos por e-mail. A principal motivação dessa pesquisa é tambem a aplicação da ferramenta de envio de perguntas do site Cuidando do meu Bairro.</text:span></text:p>
      <text:p text:style-name="P2"/>
      <text:p text:style-name="P5"><text:span text:style-name="T1">18. Link quebrado</text:span></text:p>
      <text:p text:style-name="P1"><text:span text:style-name="T2"><text:tab/>Foi encontrado algum link quebrado durante a navegação na seção de orçamento? Especificar quantos (colocar zero caso nenhum link quebrado for encontrado).</text:span></text:p>
      <text:p text:style-name="P2"/>
      <text:p text:style-name="P5"><text:span text:style-name="T1">19. Duplicidade de arquivos</text:span><text:span text:style-name="T2"> </text:span></text:p>
      <text:p text:style-name="P1"><text:span text:style-name="T2"><text:tab/>Foi encontrado um ou mais arquivos duplicados no site? Eles podem aparecer com nomes diferentes, sem deixar claro qual é válido ou mais atualizado.</text:span></text:p>
      <text:p text:style-name="P2"/>
      <text:p text:style-name="P2"/>
      <text:p text:style-name="P2"/>
      <text:p text:style-name="P5"><text:span text:style-name="T1">20. Observações</text:span><text:span text:style-name="T2"> </text:span></text:p>
      <text:p text:style-name="P1"><text:span text:style-name="T2"><text:tab/>A ficha possuí tambem um campo de observações para descrição de exceções que não foram atendidas pelas opções de resposta ou qualquer outra informação import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780" meta:character-count="4912" meta:non-whitespace-character-count="4161"/>
    <meta:generator>LibreOfficeDev/5.1.0.3$Linux_X86_64 LibreOffice_project/</meta:generator>
  </office:meta>
</office:document-meta>
</file>